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</style:style>
    <style:style style:name="T1" style:family="text">
      <style:text-properties officeooo:rsid="000468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 an original discussion regarding your experience with Loneliness. Would you consider it a game, or did you see any "mechanics as metaphor"? Why or why not? And please simply tell me if you did or did not like it, and why.</text:p>
      <text:p text:style-name="normal"/>
      <text:p text:style-name="normal"/>
      <text:p text:style-name="normal"><text:tab/><text:span text:style-name="T1">I’m struggling to decide if I think that ‘Lonliness’ is a game, or maybe just an experience. Either way, I enjoyed my time with it and was impressed by how profound of message can be conveyed with such a simplistic design. I appreciated that the movements were simple and consistent, but would have really prefered if there were different reactions of the other cubes; having them all act exactly the same muted the experience for me. Also, this is a fantastic example of how import music is to the overall experience. If you play pretty much any top 50 song instead, you have a really boring and fruitless chase of cubes.</text:span>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28T15:19:06.704000000</dc:date>
    <meta:editing-duration>PT8M56S</meta:editing-duration>
    <meta:editing-cycles>1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153" meta:character-count="848" meta:non-whitespace-character-count="696"/>
  </office:meta>
</office:document-meta>
</file>